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97040D09EE352F91.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objectwithoutfill">
      <style:graphic-properties svg:stroke-color="#f10d0c" draw:marker-end="Arrowheads_20_4" draw:marker-end-width="0.3cm" draw:fill="none" draw:textarea-vertical-align="middle"/>
    </style:style>
    <style:style style:name="gr48" style:family="graphic" style:parent-style-name="objectwithoutfill">
      <style:graphic-properties svg:stroke-color="#069a2e" draw:marker-end="Arrowheads_20_4" draw:marker-end-width="0.3cm" draw:fill="none" draw:textarea-vertical-align="middle"/>
    </style:style>
    <style:style style:name="gr49"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0" style:family="graphic" style:parent-style-name="objectwithoutfill">
      <style:graphic-properties draw:marker-end="Arrowheads_20_2" draw:marker-end-width="0.3cm" draw:fill="none" draw:textarea-vertical-align="middle"/>
    </style:style>
    <style:style style:name="gr51"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2"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3"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4"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5"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6"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7"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8"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59"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0"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1" style:family="graphic" style:parent-style-name="objectwithoutfill">
      <style:graphic-properties svg:stroke-color="#808080" draw:marker-end="Arrowheads_20_5" draw:marker-end-width="0.3cm" draw:fill="none" draw:textarea-vertical-align="middle"/>
    </style:style>
    <style:style style:name="gr62" style:family="graphic" style:parent-style-name="objectwithoutfill">
      <style:graphic-properties svg:stroke-color="#5983b0" draw:marker-end="Arrowheads_20_5" draw:marker-end-width="0.3cm" draw:fill="none" draw:textarea-vertical-align="middle"/>
    </style:style>
    <style:style style:name="gr63" style:family="graphic" style:parent-style-name="objectwithoutfill">
      <style:graphic-properties svg:stroke-color="#f10d0c" draw:marker-end="Arrowheads_20_5" draw:marker-end-width="0.3cm" draw:fill="none" draw:textarea-vertical-align="middle"/>
    </style:style>
    <style:style style:name="gr64" style:family="graphic" style:parent-style-name="objectwithoutfill">
      <style:graphic-properties svg:stroke-color="#650953" draw:marker-end="Arrowheads_20_5" draw:marker-end-width="0.3cm" draw:fill="none" draw:textarea-vertical-align="middle"/>
    </style:style>
    <style:style style:name="gr65"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gr66" style:family="graphic" style:parent-style-name="standard">
      <style:graphic-properties draw:textarea-horizontal-align="justify" draw:textarea-vertical-align="middle" draw:auto-grow-height="false" fo:min-height="0.75cm" fo:min-width="1.3cm"/>
      <style:paragraph-properties style:writing-mode="lr-tb"/>
    </style:style>
    <style:style style:name="gr67" style:family="graphic" style:parent-style-name="standard">
      <style:graphic-properties svg:stroke-color="#ffd428" draw:fill-color="#ffd428" draw:textarea-horizontal-align="justify" draw:textarea-vertical-align="middle" draw:auto-grow-height="false" fo:min-height="0.75cm" fo:min-width="1.3cm"/>
      <style:paragraph-properties style:writing-mode="lr-tb"/>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co1" style:family="table-column">
      <style:table-column-properties style:column-width="4.964cm" style:use-optimal-column-width="false"/>
    </style:style>
    <style:style style:name="co2" style:family="table-column">
      <style:table-column-properties style:column-width="11.016cm" style:use-optimal-column-width="false"/>
    </style:style>
    <style:style style:name="co3" style:family="table-column">
      <style:table-column-properties style:column-width="11.223cm" style:use-optimal-column-width="false"/>
    </style:style>
    <style:style style:name="ro1" style:family="table-row">
      <style:table-row-properties style:row-height="0.943cm" style:use-optimal-row-height="false"/>
    </style:style>
    <style:style style:name="ro2" style:family="table-row">
      <style:table-row-properties style:row-height="1.999cm" style:use-optimal-row-height="false"/>
    </style:style>
    <style:style style:name="ro3"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6pt" style:font-size-asian="16pt" style:font-size-complex="16pt"/>
    </style:style>
    <style:style style:name="ce2" style:family="table-cell">
      <loext:graphic-properties draw:textarea-vertical-align="middle"/>
      <style:paragraph-properties fo:text-align="center"/>
      <style:text-properties fo:font-size="14pt" style:font-size-asian="14pt" style:font-size-complex="14pt"/>
    </style:style>
    <style:style style:name="ce3" style:family="table-cell">
      <loext:graphic-properties draw:textarea-vertical-align="middle"/>
      <style:paragraph-properties fo:text-align="center"/>
      <style:text-properties fo:font-size="12pt" style:font-size-asian="12pt" style:font-size-complex="12pt"/>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text-align="center"/>
      <style:text-properties style:font-size-asian="16pt" style:font-size-complex="16pt"/>
    </style:style>
    <style:style style:name="P46" style:family="paragraph">
      <style:paragraph-properties fo:text-align="center"/>
      <style:text-properties fo:font-size="14pt" style:font-size-asian="14pt" style:font-size-complex="14pt"/>
    </style:style>
    <style:style style:name="P47" style:family="paragraph">
      <style:paragraph-properties fo:text-align="center"/>
      <style:text-properties style:font-size-asian="14pt" style:font-size-complex="14pt"/>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writing-mode="lr-tb"/>
      <style:text-properties fo:font-size="10pt" style:font-size-asian="10pt" style:font-size-complex="10pt"/>
    </style:style>
    <style:style style:name="P50" style:family="paragraph">
      <loext:graphic-properties draw:fill-color="#ffd428"/>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font-size="12pt" style:font-size-asian="12pt" style:font-size-complex="12pt"/>
    </style:style>
    <style:style style:name="P53" style:family="paragraph">
      <style:paragraph-properties fo:text-align="center" style:writing-mode="lr-tb"/>
    </style:style>
    <style:style style:name="P54"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6pt" style:font-size-asian="6pt" style:font-size-complex="6pt"/>
    </style:style>
    <style:style style:name="T17" style:family="text">
      <style:text-properties fo:font-size="24pt" style:font-size-asian="24pt" style:font-size-complex="24pt"/>
    </style:style>
    <style:style style:name="T18"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9"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0" style:family="text">
      <style:text-properties fo:font-variant="normal" fo:text-transform="none" fo:color="#0066cc"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1"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1" style:font-size-asian="24pt" style:font-name-complex="Liberation Sans1" style:font-size-complex="24pt" style:text-emphasize="none" style:font-relief="none" style:text-overline-style="none" style:text-overline-color="font-color"/>
    </style:style>
    <style:style style:name="T22" style:family="text">
      <style:text-properties style:font-name="Liberation Sans1" style:font-name-asian="Liberation Sans1" style:font-name-complex="Liberation Sans1"/>
    </style:style>
    <style:style style:name="T2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e.g PC overclocking massively increases power consumption for a comparatively smaller performance increase.</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Illustrativ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5"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7"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7"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8"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49"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1.7cm" svg:y1="10.3cm" svg:x2="1.7cm" svg:y2="10.62cm">
                <text:p/>
              </draw:line>
            </draw:g>
            <draw:custom-shape draw:style-name="gr51" draw:text-style-name="P32" draw:layer="layout" svg:width="0.2cm" svg:height="0.4cm" svg:x="1.9cm" svg:y="9.9cm">
              <text:p/>
              <draw:enhanced-geometry svg:viewBox="0 0 21600 21600" draw:type="rectangle" draw:enhanced-path="M 0 0 L 21600 0 21600 21600 0 21600 0 0 Z N"/>
            </draw:custom-shape>
            <draw:custom-shape draw:style-name="gr52" draw:text-style-name="P33" draw:layer="layout" svg:width="0.2cm" svg:height="0.4cm" svg:x="1.9cm" svg:y="10.3cm">
              <text:p/>
              <draw:enhanced-geometry svg:viewBox="0 0 21600 21600" draw:type="rectangle" draw:enhanced-path="M 0 0 L 21600 0 21600 21600 0 21600 0 0 Z N"/>
            </draw:custom-shape>
            <draw:custom-shape draw:style-name="gr53" draw:text-style-name="P34" draw:layer="layout" svg:width="0.2cm" svg:height="0.4cm" svg:x="1.9cm" svg:y="10.7cm">
              <text:p/>
              <draw:enhanced-geometry svg:viewBox="0 0 21600 21600" draw:type="rectangle" draw:enhanced-path="M 0 0 L 21600 0 21600 21600 0 21600 0 0 Z N"/>
            </draw:custom-shape>
            <draw:custom-shape draw:style-name="gr54" draw:text-style-name="P35" draw:layer="layout" svg:width="0.2cm" svg:height="0.4cm" svg:x="1.9cm" svg:y="11.1cm">
              <text:p/>
              <draw:enhanced-geometry svg:viewBox="0 0 21600 21600" draw:type="rectangle" draw:enhanced-path="M 0 0 L 21600 0 21600 21600 0 21600 0 0 Z N"/>
            </draw:custom-shape>
            <draw:custom-shape draw:style-name="gr53"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5" draw:text-style-name="P36" draw:layer="layout" svg:width="0.2cm" svg:height="0.4cm" svg:x="1.9cm" svg:y="11.9cm">
              <text:p/>
              <draw:enhanced-geometry svg:viewBox="0 0 21600 21600" draw:type="rectangle" draw:enhanced-path="M 0 0 L 21600 0 21600 21600 0 21600 0 0 Z N"/>
            </draw:custom-shape>
            <draw:custom-shape draw:style-name="gr51"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7"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5" draw:layer="layout" svg:x1="27.4cm" svg:y1="15.7cm" svg:x2="27.4cm" svg:y2="15.993cm">
                <text:p/>
              </draw:line>
            </draw:g>
            <draw:custom-shape draw:style-name="gr51" draw:text-style-name="P32" draw:layer="layout" svg:width="0.2cm" svg:height="0.4cm" svg:x="26.8cm" svg:y="15.1cm">
              <text:p/>
              <draw:enhanced-geometry svg:viewBox="0 0 21600 21600" draw:type="rectangle" draw:enhanced-path="M 0 0 L 21600 0 21600 21600 0 21600 0 0 Z N"/>
            </draw:custom-shape>
            <draw:custom-shape draw:style-name="gr58" draw:text-style-name="P38" draw:layer="layout" svg:width="0.2cm" svg:height="0.4cm" svg:x="26.8cm" svg:y="15.5cm">
              <text:p/>
              <draw:enhanced-geometry svg:viewBox="0 0 21600 21600" draw:type="rectangle" draw:enhanced-path="M 0 0 L 21600 0 21600 21600 0 21600 0 0 Z N"/>
            </draw:custom-shape>
            <draw:custom-shape draw:style-name="gr51" draw:text-style-name="P32" draw:layer="layout" svg:width="0.2cm" svg:height="0.4cm" svg:x="26.8cm" svg:y="15.9cm">
              <text:p/>
              <draw:enhanced-geometry svg:viewBox="0 0 21600 21600" draw:type="rectangle" draw:enhanced-path="M 0 0 L 21600 0 21600 21600 0 21600 0 0 Z N"/>
            </draw:custom-shape>
            <draw:custom-shape draw:style-name="gr54" draw:text-style-name="P35" draw:layer="layout" svg:width="0.2cm" svg:height="0.4cm" svg:x="26.8cm" svg:y="16.3cm">
              <text:p/>
              <draw:enhanced-geometry svg:viewBox="0 0 21600 21600" draw:type="rectangle" draw:enhanced-path="M 0 0 L 21600 0 21600 21600 0 21600 0 0 Z N"/>
            </draw:custom-shape>
            <draw:custom-shape draw:style-name="gr55" draw:text-style-name="P36" draw:layer="layout" svg:width="0.2cm" svg:height="0.4cm" svg:x="26.8cm" svg:y="16.7cm">
              <text:p/>
              <draw:enhanced-geometry svg:viewBox="0 0 21600 21600" draw:type="rectangle" draw:enhanced-path="M 0 0 L 21600 0 21600 21600 0 21600 0 0 Z N"/>
            </draw:custom-shape>
            <draw:custom-shape draw:style-name="gr59" draw:text-style-name="P39" draw:layer="layout" svg:width="0.2cm" svg:height="0.4cm" svg:x="26.8cm" svg:y="17.1cm">
              <text:p/>
              <draw:enhanced-geometry svg:viewBox="0 0 21600 21600" draw:type="rectangle" draw:enhanced-path="M 0 0 L 21600 0 21600 21600 0 21600 0 0 Z N"/>
            </draw:custom-shape>
            <draw:custom-shape draw:style-name="gr51"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0"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6"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1"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3"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1"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2" draw:text-style-name="P5" draw:layer="layout" svg:x1="26.1cm" svg:y1="17.3cm" svg:x2="26.7cm" svg:y2="17.3cm">
            <text:p/>
          </draw:line>
          <draw:line draw:style-name="gr63" draw:text-style-name="P5" draw:layer="layout" svg:x1="26.1cm" svg:y1="16.5cm" svg:x2="26.7cm" svg:y2="16.5cm">
            <text:p/>
          </draw:line>
          <draw:line draw:style-name="gr64"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5" draw:text-style-name="P43" draw:layer="layout" svg:width="23.4cm" svg:height="0.9cm" svg:x="3.4cm" svg:y="18.5cm">
          <draw:text-box>
            <text:p text:style-name="P42"><text:span text:style-name="T9">NB: These apply to both inline messages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message patterns</text:p>
          </draw:text-box>
        </draw:frame>
        <draw:frame draw:style-name="standard" draw:layer="layout" svg:width="27.202cm" svg:height="6.547cm" svg:x="0.397cm" svg:y="12.45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45"><text:span text:style-name="T13">Message passing</text:span></text:p>
                <text:p text:style-name="P45"><text:span text:style-name="T8">Single and multiple recipient variations.</text:span></text:p>
              </table:table-cell>
              <table:table-cell>
                <text:p text:style-name="P46"><text:span text:style-name="T14">Synchronous</text:span></text:p>
                <text:p text:style-name="P46"><text:span text:style-name="T8">Sender blocked until message processing has completed.</text:span></text:p>
              </table:table-cell>
              <table:table-cell>
                <text:p text:style-name="P46"><text:span text:style-name="T14">Asynchronous</text:span></text:p>
                <text:p text:style-name="P46"><text:span text:style-name="T8">Sender continues execution while message(s) being processed.</text:span></text:p>
                <text:p text:style-name="P46"><text:span text:style-name="T8">Sender uses a token / lookup to determine when message has been processed or a response is available.</text:span></text:p>
                <text:p text:style-name="P46"><text:span text:style-name="T8">Unmodifiable and modifiable pending message variations.</text:span></text:p>
              </table:table-cell>
            </table:table-row>
            <table:table-row table:style-name="ro2" table:default-cell-style-name="ce3">
              <table:table-cell table:style-name="ce2">
                <text:p text:style-name="P47"><text:span text:style-name="T14">Notification</text:span></text:p>
                <text:p text:style-name="P47"><text:span text:style-name="T8">No response.</text:span></text:p>
              </table:table-cell>
              <table:table-cell>
                <text:p text:style-name="P48"><text:span text:style-name="T15">Single notification with sender continuing execution after the notification has been processed.</text:span></text:p>
              </table:table-cell>
              <table:table-cell>
                <text:p text:style-name="P48"><text:span text:style-name="T15">A queue / table of notifications pending processing by recipient(s).</text:span></text:p>
              </table:table-cell>
            </table:table-row>
            <table:table-row table:style-name="ro3" table:default-cell-style-name="ce3">
              <table:table-cell table:style-name="ce2">
                <text:p text:style-name="P47"><text:span text:style-name="T14">Query / Request</text:span></text:p>
                <text:p text:style-name="P47"><text:span text:style-name="T8">Response required.</text:span></text:p>
                <text:p text:style-name="P47"><text:span text:style-name="T8">A chain of 2 or more messages per recipient.</text:span></text:p>
              </table:table-cell>
              <table:table-cell>
                <text:p text:style-name="P48"><text:span text:style-name="T15">Single outgoing message with sender blocking until all messages of a chain has been processed.</text:span></text:p>
                <text:p text:style-name="P48"><text:span text:style-name="T15">For multiple recipients either use a callback for the response or iterate over the responses as they arrive. <text:s/></text:span></text:p>
              </table:table-cell>
              <table:table-cell>
                <text:p text:style-name="P48"><text:span text:style-name="T15">A queue / table of messages pending processing by recipient(s).</text:span></text:p>
              </table:table-cell>
            </table:table-row>
          </table:table>
          <draw:image xlink:href="Pictures/TablePreview1.svm" xlink:type="simple" xlink:show="embed" xlink:actuate="onLoad"/>
        </draw:frame>
        <draw:g>
          <draw:custom-shape draw:style-name="gr66" draw:text-style-name="P49" draw:layer="layout" svg:width="1.8cm" svg:height="1cm" svg:x="2.5cm" svg:y="3.7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3.7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4.2cm" svg:x2="6.7cm" svg:y2="4.2cm">
            <text:p/>
          </draw:line>
          <draw:frame draw:style-name="gr69" draw:text-style-name="P51" draw:layer="layout" svg:width="0.5cm" svg:height="0.489cm" svg:x="5.3cm" svg:y="3.801cm">
            <draw:text-box>
              <text:p><text:span text:style-name="T16">1</text:span></text:p>
            </draw:text-box>
          </draw:frame>
        </draw:g>
        <draw:g>
          <draw:custom-shape draw:style-name="gr66" draw:text-style-name="P49" draw:layer="layout" svg:width="1.8cm" svg:height="1cm" svg:x="2.5cm" svg:y="6.8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6.8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7.1cm" svg:x2="6.7cm" svg:y2="7.1cm">
            <text:p/>
          </draw:line>
          <draw:line draw:style-name="gr68" draw:text-style-name="P5" draw:layer="layout" svg:x1="6.7cm" svg:y1="7.5cm" svg:x2="4.3cm" svg:y2="7.5cm">
            <text:p/>
          </draw:line>
          <draw:frame draw:style-name="gr69" draw:text-style-name="P51" draw:layer="layout" svg:width="0.5cm" svg:height="0.489cm" svg:x="5.3cm" svg:y="6.7cm">
            <draw:text-box>
              <text:p><text:span text:style-name="T16">1</text:span></text:p>
            </draw:text-box>
          </draw:frame>
          <draw:frame draw:style-name="gr69" draw:text-style-name="P51" draw:layer="layout" svg:width="0.5cm" svg:height="0.489cm" svg:x="5.3cm" svg:y="7.101cm">
            <draw:text-box>
              <text:p><text:span text:style-name="T16">2</text:span></text:p>
            </draw:text-box>
          </draw:frame>
        </draw:g>
        <draw:g>
          <draw:custom-shape draw:style-name="gr66" draw:text-style-name="P49" draw:layer="layout" svg:width="1.8cm" svg:height="1cm" svg:x="2.5cm" svg:y="10.4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6.7cm" svg:y="10.4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4.3cm" svg:y1="10.5cm" svg:x2="6.7cm" svg:y2="10.5cm">
            <text:p/>
          </draw:line>
          <draw:line draw:style-name="gr68" draw:text-style-name="P5" draw:layer="layout" svg:x1="6.7cm" svg:y1="10.9cm" svg:x2="4.3cm" svg:y2="10.9cm">
            <text:p/>
          </draw:line>
          <draw:line draw:style-name="gr68" draw:text-style-name="P5" draw:layer="layout" svg:x1="4.3cm" svg:y1="11.3cm" svg:x2="6.7cm" svg:y2="11.3cm">
            <text:p/>
          </draw:line>
          <draw:frame draw:style-name="gr69" draw:text-style-name="P51" draw:layer="layout" svg:width="0.5cm" svg:height="0.489cm" svg:x="5.3cm" svg:y="10.101cm">
            <draw:text-box>
              <text:p><text:span text:style-name="T16">1</text:span></text:p>
            </draw:text-box>
          </draw:frame>
          <draw:frame draw:style-name="gr69" draw:text-style-name="P51" draw:layer="layout" svg:width="0.5cm" svg:height="0.489cm" svg:x="5.3cm" svg:y="10.502cm">
            <draw:text-box>
              <text:p><text:span text:style-name="T16">2</text:span></text:p>
            </draw:text-box>
          </draw:frame>
          <draw:frame draw:style-name="gr69" draw:text-style-name="P51" draw:layer="layout" svg:width="0.5cm" svg:height="0.489cm" svg:x="5.3cm" svg:y="10.902cm">
            <draw:text-box>
              <text:p><text:span text:style-name="T16">3</text:span></text:p>
            </draw:text-box>
          </draw:frame>
        </draw:g>
        <draw:frame draw:style-name="gr70" draw:text-style-name="P52" draw:layer="layout" svg:width="10.5cm" svg:height="0.725cm" svg:x="0.5cm" svg:y="2.8cm">
          <draw:text-box>
            <text:p text:style-name="P7"><text:span text:style-name="T15">A single notification message sent to a recipient.</text:span></text:p>
          </draw:text-box>
        </draw:frame>
        <draw:frame draw:style-name="gr71" draw:text-style-name="P52" draw:layer="layout" svg:width="10.5cm" svg:height="1.199cm" svg:x="0.5cm" svg:y="5.901cm">
          <draw:text-box>
            <text:p text:style-name="P7"><text:span text:style-name="T15">A query / request sent to a recipient that responds.</text:span></text:p>
          </draw:text-box>
        </draw:frame>
        <draw:frame draw:style-name="gr71" draw:text-style-name="P52" draw:layer="layout" svg:width="10.5cm" svg:height="1.199cm" svg:x="0.5cm" svg:y="9.101cm">
          <draw:text-box>
            <text:p text:style-name="P7"><text:span text:style-name="T15">A query / request sent to a recipient that proceeds to form a chain of communication.</text:span></text:p>
          </draw:text-box>
        </draw:frame>
        <draw:g>
          <draw:custom-shape draw:style-name="gr66" draw:text-style-name="P49" draw:layer="layout" svg:width="1.8cm" svg:height="1cm" svg:x="19.4cm" svg:y="7.001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7.301cm" svg:x2="23.6cm" svg:y2="7.301cm">
            <text:p/>
          </draw:line>
          <draw:line draw:style-name="gr68" draw:text-style-name="P5" draw:layer="layout" svg:x1="23.6cm" svg:y1="7.701cm" svg:x2="21.2cm" svg:y2="7.701cm">
            <text:p/>
          </draw:line>
          <draw:frame draw:style-name="gr69" draw:text-style-name="P51" draw:layer="layout" svg:width="0.5cm" svg:height="0.489cm" svg:x="22.2cm" svg:y="6.901cm">
            <draw:text-box>
              <text:p><text:span text:style-name="T16">1</text:span></text:p>
            </draw:text-box>
          </draw:frame>
          <draw:frame draw:style-name="gr69" draw:text-style-name="P51" draw:layer="layout" svg:width="0.5cm" svg:height="0.489cm" svg:x="22.2cm" svg:y="7.302cm">
            <draw:text-box>
              <text:p><text:span text:style-name="T16">3</text:span></text:p>
            </draw:text-box>
          </draw:frame>
          <draw:line draw:style-name="gr68" draw:text-style-name="P5" draw:layer="layout" svg:x1="19.401cm" svg:y1="7.301cm" svg:x2="17.001cm" svg:y2="7.301cm">
            <text:p/>
          </draw:line>
          <draw:custom-shape draw:style-name="gr67" draw:text-style-name="P50" draw:layer="layout" svg:width="1.8cm" svg:height="1cm" svg:x="15.2cm" svg:y="7.001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7.701cm" svg:x2="19.4cm" svg:y2="7.701cm">
            <text:p/>
          </draw:line>
          <draw:frame draw:style-name="gr69" draw:text-style-name="P51" draw:layer="layout" svg:width="0.5cm" svg:height="0.489cm" svg:x="18cm" svg:y="6.902cm">
            <draw:text-box>
              <text:p><text:span text:style-name="T16">1</text:span></text:p>
            </draw:text-box>
          </draw:frame>
          <draw:frame draw:style-name="gr69" draw:text-style-name="P51" draw:layer="layout" svg:width="0.5cm" svg:height="0.489cm" svg:x="18cm" svg:y="7.303cm">
            <draw:text-box>
              <text:p><text:span text:style-name="T16">2</text:span></text:p>
            </draw:text-box>
          </draw:frame>
        </draw:g>
        <draw:frame draw:style-name="gr71" draw:text-style-name="P52" draw:layer="layout" svg:width="10.5cm" svg:height="1.199cm" svg:x="15cm" svg:y="5.701cm">
          <draw:text-box>
            <text:p text:style-name="P7"><text:span text:style-name="T15">Sending a query / request to multiple recipients, each of which responds separately.</text:span></text:p>
          </draw:text-box>
        </draw:frame>
        <draw:frame draw:style-name="gr72" draw:text-style-name="P52" draw:layer="layout" svg:width="10.5cm" svg:height="1.673cm" svg:x="15cm" svg:y="8.902cm">
          <draw:text-box>
            <text:p text:style-name="P7"><text:span text:style-name="T15">Sending a query / request to multiple recipients, the message chain pattern evolving individually for each recipient.</text:span></text:p>
          </draw:text-box>
        </draw:frame>
        <draw:g>
          <draw:custom-shape draw:style-name="gr66" draw:text-style-name="P49" draw:layer="layout" svg:width="1.8cm" svg:height="1cm" svg:x="19.4cm" svg:y="10.602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23.6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10.702cm" svg:x2="23.6cm" svg:y2="10.702cm">
            <text:p/>
          </draw:line>
          <draw:line draw:style-name="gr68" draw:text-style-name="P5" draw:layer="layout" svg:x1="23.6cm" svg:y1="11.102cm" svg:x2="21.2cm" svg:y2="11.102cm">
            <text:p/>
          </draw:line>
          <draw:frame draw:style-name="gr69" draw:text-style-name="P51" draw:layer="layout" svg:width="0.5cm" svg:height="0.489cm" svg:x="22.2cm" svg:y="10.302cm">
            <draw:text-box>
              <text:p><text:span text:style-name="T16">1</text:span></text:p>
            </draw:text-box>
          </draw:frame>
          <draw:frame draw:style-name="gr69" draw:text-style-name="P51" draw:layer="layout" svg:width="0.5cm" svg:height="0.489cm" svg:x="22.2cm" svg:y="10.703cm">
            <draw:text-box>
              <text:p><text:span text:style-name="T16">3</text:span></text:p>
            </draw:text-box>
          </draw:frame>
          <draw:line draw:style-name="gr68" draw:text-style-name="P5" draw:layer="layout" svg:x1="19.401cm" svg:y1="10.702cm" svg:x2="17.001cm" svg:y2="10.702cm">
            <text:p/>
          </draw:line>
          <draw:custom-shape draw:style-name="gr67" draw:text-style-name="P50" draw:layer="layout" svg:width="1.8cm" svg:height="1cm" svg:x="15.2cm" svg:y="10.602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11.102cm" svg:x2="19.4cm" svg:y2="11.102cm">
            <text:p/>
          </draw:line>
          <draw:frame draw:style-name="gr69" draw:text-style-name="P51" draw:layer="layout" svg:width="0.5cm" svg:height="0.489cm" svg:x="18cm" svg:y="10.303cm">
            <draw:text-box>
              <text:p><text:span text:style-name="T16">1</text:span></text:p>
            </draw:text-box>
          </draw:frame>
          <draw:frame draw:style-name="gr69" draw:text-style-name="P51" draw:layer="layout" svg:width="0.5cm" svg:height="0.489cm" svg:x="18cm" svg:y="10.704cm">
            <draw:text-box>
              <text:p><text:span text:style-name="T16">2</text:span></text:p>
            </draw:text-box>
          </draw:frame>
          <draw:line draw:style-name="gr68" draw:text-style-name="P5" draw:layer="layout" svg:x1="17cm" svg:y1="11.502cm" svg:x2="19.4cm" svg:y2="11.502cm">
            <text:p/>
          </draw:line>
          <draw:frame draw:style-name="gr69" draw:text-style-name="P51" draw:layer="layout" svg:width="0.5cm" svg:height="0.489cm" svg:x="18cm" svg:y="11.105cm">
            <draw:text-box>
              <text:p><text:span text:style-name="T16">4</text:span></text:p>
            </draw:text-box>
          </draw:frame>
        </draw:g>
        <draw:custom-shape draw:style-name="gr66" draw:text-style-name="P49" draw:layer="layout" svg:width="1.8cm" svg:height="1cm" svg:x="15.2cm" svg:y="3.726cm">
          <text:p text:style-name="P49"><text:span text:style-name="T8">Initiator</text:span></text:p>
          <draw:enhanced-geometry svg:viewBox="0 0 21600 21600" draw:type="rectangle" draw:enhanced-path="M 0 0 L 21600 0 21600 21600 0 21600 0 0 Z N"/>
        </draw:custom-shape>
        <draw:custom-shape draw:style-name="gr67" draw:text-style-name="P50" draw:layer="layout" svg:width="1.8cm" svg:height="1cm" svg:x="19.4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17cm" svg:y1="3.826cm" svg:x2="19.4cm" svg:y2="3.826cm">
          <text:p/>
        </draw:line>
        <draw:line draw:style-name="gr68" draw:text-style-name="P5" draw:layer="layout" svg:x1="19.4cm" svg:y1="4.226cm" svg:x2="17cm" svg:y2="4.226cm">
          <text:p/>
        </draw:line>
        <draw:frame draw:style-name="gr69" draw:text-style-name="P51" draw:layer="layout" svg:width="0.5cm" svg:height="0.489cm" svg:x="18cm" svg:y="3.427cm">
          <draw:text-box>
            <text:p><text:span text:style-name="T16">1</text:span></text:p>
          </draw:text-box>
        </draw:frame>
        <draw:frame draw:style-name="gr69" draw:text-style-name="P51" draw:layer="layout" svg:width="0.5cm" svg:height="0.489cm" svg:x="18cm" svg:y="3.828cm">
          <draw:text-box>
            <text:p><text:span text:style-name="T16">3</text:span></text:p>
          </draw:text-box>
        </draw:frame>
        <draw:frame draw:style-name="gr69" draw:text-style-name="P51" draw:layer="layout" svg:width="0.5cm" svg:height="0.489cm" svg:x="18cm" svg:y="4.228cm">
          <draw:text-box>
            <text:p><text:span text:style-name="T16">5</text:span></text:p>
          </draw:text-box>
        </draw:frame>
        <draw:frame draw:style-name="gr71" draw:text-style-name="P52" draw:layer="layout" svg:width="10.5cm" svg:height="1.199cm" svg:x="14.9cm" svg:y="2.427cm">
          <draw:text-box>
            <text:p text:style-name="P7"><text:span text:style-name="T15">A query / request sent to a recipient that triggers a web of communication.</text:span></text:p>
          </draw:text-box>
        </draw:frame>
        <draw:custom-shape draw:style-name="gr67" draw:text-style-name="P50" draw:layer="layout" svg:width="1.8cm" svg:height="1cm" svg:x="23.6cm" svg:y="3.726cm">
          <text:p text:style-name="P49"><text:span text:style-name="T8">Recipient</text:span></text:p>
          <draw:enhanced-geometry svg:viewBox="0 0 21600 21600" draw:type="rectangle" draw:enhanced-path="M 0 0 L 21600 0 21600 21600 0 21600 0 0 Z N"/>
        </draw:custom-shape>
        <draw:line draw:style-name="gr68" draw:text-style-name="P5" draw:layer="layout" svg:x1="21.2cm" svg:y1="4.026cm" svg:x2="23.6cm" svg:y2="4.026cm">
          <text:p/>
        </draw:line>
        <draw:line draw:style-name="gr68" draw:text-style-name="P5" draw:layer="layout" svg:x1="19.401cm" svg:y1="4.626cm" svg:x2="17.001cm" svg:y2="4.626cm">
          <text:p/>
        </draw:line>
        <draw:line draw:style-name="gr68" draw:text-style-name="P5" draw:layer="layout" svg:x1="23.601cm" svg:y1="4.426cm" svg:x2="21.201cm" svg:y2="4.426cm">
          <text:p/>
        </draw:line>
        <draw:frame draw:style-name="gr69" draw:text-style-name="P51" draw:layer="layout" svg:width="0.5cm" svg:height="0.489cm" svg:x="22.3cm" svg:y="3.629cm">
          <draw:text-box>
            <text:p><text:span text:style-name="T16">2</text:span></text:p>
          </draw:text-box>
        </draw:frame>
        <draw:frame draw:style-name="gr69" draw:text-style-name="P51" draw:layer="layout" svg:width="0.5cm" svg:height="0.489cm" svg:x="22.3cm" svg:y="4.03cm">
          <draw:text-box>
            <text:p><text:span text:style-name="T16">4</text:span></text:p>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7">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53" draw:layer="layout" svg:width="25.199cm" svg:height="1.771cm" svg:x="1.401cm" svg:y="0.4cm" presentation:class="title">
          <draw:text-box>
            <text:p text:style-name="P7">Passing memory ownership</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7">A variety of possibilities:</text:span></text:p>
                <text:list>
                  <text:list-item>
                    <text:p><text:span text:style-name="T12">Memory ownership explicitly returned to the allocating core via the API design, e.g. REQ_resource → AVL_resource </text:span><text:span text:style-name="T2">→ REL_resource API pattern. This is the most flexible and most obvious to use but is vulnerable to special case bugs.</text:span></text:p>
                  </text:list-item>
                  <text:list-item>
                    <text:p><text:span text:style-name="T2">Have a dedicated batched memory return (optionally with on request purge), e.g REQ_resource1 → AVL_resource1, REQ_resource2 → AVL_resource2, AVL_released_resources. <text:s/>This is potentially more efficient as it sometimes avoids an extra message in your API but does add complexity into buffering up and optionally requesting available memory back.</text:span></text:p>
                  </text:list-item>
                  <text:list-item>
                    <text:p><text:span text:style-name="T2">Have a global memory allocation system; a lightweight version of those used on multi-thread/core computers so that a different core can free memory than the one that allocated it. <text:s/>This can be rather challenging to implement and consume a significant amount of CPU time as well as program space but it minimises the amount of message passing as well as avoiding the need for specific API construction or special handling of the memory.</text:span></text:p>
                  </text:list-item>
                </text:list>
              </text:list-item>
              <text:list-item>
                <text:p><text:span text:style-name="T17">If data is being passed across a trust or isolation barrier, be very cautious of accepting memory buffers or sharing memory as this degrades the safety and isolation and requires special handling.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8">A far simpler OS design can be used such as vanilla FreeRTOS rather than the cost associated with an SMP OS (specialised hardware and/or implementation speed).</text:span></text:p>
              </text:list-item>
              <text:list-item>
                <text:p text:style-name="P54">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8">ESP-IDF is an example of a FreeRTOS implementation ported onto a multicore ESP32 microprocessor with SMP operation.</text:span></text:p>
              </text:list-item>
              <text:list-item>
                <text:p text:style-name="P54">Generally simpler to create code that can utilise the cores efficiently but has potential inefficiencies with cache coherency and synchronisation / atomic primitives.</text:p>
              </text:list-item>
              <text:list-item>
                <text:p text:style-name="P54">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54">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7">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7">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54"><text:span text:style-name="T19">On a system with </text:span><text:span text:style-name="T20">≥</text:span><text:span text:style-name="T21">3 cores, they could be utilised in a hybrid of SMP and AMP where </text:span><text:span text:style-name="T20">≥1 cores have an AMP OS running on them while </text:span><text:span text:style-name="T22">≥2 cores are running an SMP OS.</text:span></text:p>
              </text:list-item>
              <text:list-item>
                <text:p text:style-name="P54"><text:span text:style-name="T22">The motivation to do this is to incorporate the relative merits of both approaches into a single device.</text:span></text:p>
              </text:list-item>
              <text:list-item>
                <text:p text:style-name="P54"><text:span text:style-name="T20">The SMP cores makes it easier to utilise the computational performance of the multiple cores with automatic load balancing and efficient data passing utilising the shared memory that is required for SMP operation.</text:span></text:p>
              </text:list-item>
              <text:list-item>
                <text:p text:style-name="P54"><text:span text:style-name="T22">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54"><text:span text:style-name="T22">One possible security feature of an AMP core is provide security enclaves that provide certified functionality in a secure manner.</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text-style-name="P4" draw:layer="layout" svg:width="25.199cm" svg:height="1.771cm" svg:x="1.401cm" svg:y="0.4cm" presentation:class="title">
          <draw:text-box>
            <text:p>Enclaves and sandbox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despite the silicon and performance cost.</text:p>
              </text:list-item>
              <text:list-item>
                <text:p>A far simpler and practical approach for embedded systems is to use an AMP core with hardware memory protections and certified hosting sandbox firmware; sandboxed product specific behaviour then does not impact the certified security enclaves.</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text-style-name="P4" draw:layer="layout" svg:width="25.199cm" svg:height="1.771cm" svg:x="1.401cm" svg:y="0.4cm" presentation:class="title">
          <draw:text-box>
            <text:p>Sandbox hosting</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then in isolated sandboxes, controlling access to peripherals and supporting a hypervisor style interrupt system which automatically switches the current protection domain.</text:p>
              </text:list-item>
              <text:list-item>
                <text:p>This requires non-typical hardware support and care must be taken with data interfaces; a single certified robust mechanism is ideal but limiting. <text:s/>Specific time-windowed access to untrusted memory generally allows higher performance in data processing tasks.</text:p>
              </text:list-item>
              <text:list-item>
                <text:p>Certification is much easier if all certified and manufacturers code is run on separate cores from 3<text:span text:style-name="T23">rd</text:span> party application code as this reduces the potentially accessible surface area to be attacked.</text:p>
              </text:list-item>
              <text:list-item>
                <text:p>Include mitigations to software exploits and hardware attacks such as debug probes, power &amp; clock glitching, physical data injection or external data forging by including a variety of overlapping measures and minimise the amount of internal information that can be potentially exploited.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1" fo:font-size="14pt" style:font-name-asian="Liberation Sans1" style:font-size-asian="14pt" style:font-name-complex="Liberation Sans1"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09cm">
        <draw:image xlink:href="Pictures/10000201000001930000008D97040D09EE352F91.png" xlink:type="simple" xlink:show="embed" xlink:actuate="onLoad" draw:mime-type="image/png">
          <text:p/>
        </draw:image>
      </draw:frame>
      <draw:frame draw:style-name="Mgr5" draw:text-style-name="MP10" draw:layer="backgroundobjects" svg:width="27.999cm" svg:height="1.357cm" svg:x="0cm" svg:y="18.7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16" draw:layer="backgroundobjects" svg:width="10.051cm" svg:height="0.979cm" svg:x="8.4cm" svg:y="20cm" presentation:class="footer">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draw:frame draw:style-name="Mgr4"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4H28M23S</meta:editing-duration>
    <meta:editing-cycles>119</meta:editing-cycles>
    <meta:generator>LibreOffice/7.0.6.2$Windows_X86_64 LibreOffice_project/144abb84a525d8e30c9dbbefa69cbbf2d8d4ae3b</meta:generator>
    <dc:title>Blue plus</dc:title>
    <dc:date>2021-08-24T08:01:57.866000000</dc:date>
    <meta:document-statistic meta:object-count="431"/>
  </office:meta>
</office:document-meta>
</file>